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="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-width="0.124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-width="0.124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-width="0.124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objectwithoutfill" style:list-style-name="L1">
      <style:graphic-properties draw:stroke="solid" draw:stroke-dash="Dash_20_2" svg:stroke-width="0.051cm" svg:stroke-color="#808080" draw:marker-start="" draw:marker-start-width="0.276cm" draw:marker-start-center="false" draw:marker-end="Arrowheads_20_1" draw:marker-end-width="0.124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7" style:family="graphic" style:parent-style-name="objectwithoutfill" style:list-style-name="L1">
      <style:graphic-properties draw:stroke="solid" draw:stroke-dash="Dash_20_2" svg:stroke-width="0.051cm" svg:stroke-color="#808080" draw:marker-start="" draw:marker-start-width="0.276cm" draw:marker-start-center="false" draw:marker-end="Arrowheads_20_1" draw:marker-end-width="0.124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8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-width="0.124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-width="0.124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objectwithoutfill" style:list-style-name="L1">
      <style:graphic-properties draw:stroke="solid" draw:stroke-dash="Dash_20_2" svg:stroke-width="0.051cm" svg:stroke-color="#808080" draw:marker-start="" draw:marker-start-width="0.276cm" draw:marker-start-center="false" draw:marker-end="Arrowheads_20_1" draw:marker-end-width="0.124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11" style:family="graphic" style:parent-style-name="objectwithoutfill" style:list-style-name="L1">
      <style:graphic-properties draw:stroke="solid" draw:stroke-dash="Dash_20_2" svg:stroke-width="0.051cm" svg:stroke-color="#808080" draw:marker-start="" draw:marker-start-width="0.276cm" draw:marker-start-center="false" draw:marker-end="Arrowheads_20_1" draw:marker-end-width="0.124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45cm" svg:height="0.745cm" svg:x="3.902cm" svg:y="8.6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745cm" svg:height="0.745cm" svg:x="2.802cm" svg:y="9.763cm">
          <text:p text:style-name="P1">-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45cm" svg:height="0.745cm" svg:x="5.075cm" svg:y="9.7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11cm" svg:y1="9.256cm" svg:x2="3.438cm" svg:y2="9.872cm" draw:start-shape="id1" draw:start-glue-point="7" draw:end-shape="id2" draw:end-glue-point="11" svg:d="m4011 9256-573 616" svg:viewBox="0 0 574 617">
          <text:p/>
        </draw:connector>
        <draw:connector draw:style-name="gr2" draw:text-style-name="P1" draw:layer="layout" draw:type="line" svg:x1="4.538cm" svg:y1="9.256cm" svg:x2="5.184cm" svg:y2="9.829cm" draw:start-shape="id1" draw:start-glue-point="9" draw:end-shape="id3" draw:end-glue-point="5" svg:d="m4538 9256 646 573" svg:viewBox="0 0 647 574">
          <text:p/>
        </draw:connector>
        <draw:custom-shape draw:style-name="gr1" draw:text-style-name="P1" xml:id="id4" draw:id="id4" draw:layer="layout" svg:width="0.745cm" svg:height="0.745cm" svg:x="6.451cm" svg:y="9.793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745cm" svg:height="0.745cm" svg:x="5.351cm" svg:y="10.93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745cm" svg:height="0.745cm" svg:x="7.624cm" svg:y="10.893cm">
          <text:p text:style-name="P1">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56cm" svg:y1="10.429cm" svg:x2="5.987cm" svg:y2="11.045cm" draw:start-shape="id4" draw:start-glue-point="7" draw:end-shape="id5" draw:end-glue-point="11" svg:d="m6560 10429-573 616" svg:viewBox="0 0 574 617">
          <text:p/>
        </draw:connector>
        <draw:connector draw:style-name="gr2" draw:text-style-name="P1" draw:layer="layout" draw:type="line" svg:x1="7.087cm" svg:y1="10.429cm" svg:x2="7.733cm" svg:y2="11.002cm" draw:start-shape="id4" draw:start-glue-point="9" draw:end-shape="id6" draw:end-glue-point="5" svg:d="m7087 10429 646 573" svg:viewBox="0 0 647 574">
          <text:p/>
        </draw:connector>
        <draw:custom-shape draw:style-name="gr1" draw:text-style-name="P1" xml:id="id7" draw:id="id7" draw:layer="layout" svg:width="0.745cm" svg:height="0.745cm" svg:x="7.551cm" svg:y="8.621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745cm" svg:height="0.745cm" svg:x="8.724cm" svg:y="9.72cm">
          <text:p text:style-name="P1">-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66cm" svg:y1="9.257cm" svg:x2="7.087cm" svg:y2="9.902cm" draw:start-shape="id7" draw:start-glue-point="7" draw:end-shape="id4" draw:end-glue-point="11" svg:d="m7660 9257-573 645" svg:viewBox="0 0 574 646">
          <text:p/>
        </draw:connector>
        <draw:connector draw:style-name="gr2" draw:text-style-name="P1" draw:layer="layout" draw:type="line" svg:x1="8.187cm" svg:y1="9.257cm" svg:x2="8.833cm" svg:y2="9.829cm" draw:start-shape="id7" draw:start-glue-point="9" draw:end-shape="id8" draw:end-glue-point="5" svg:d="m8187 9257 646 572" svg:viewBox="0 0 647 573">
          <text:p/>
        </draw:connector>
        <draw:g>
          <draw:custom-shape draw:style-name="gr3" draw:text-style-name="P3" xml:id="id9" draw:id="id9" draw:layer="layout" svg:width="0.822cm" svg:height="0.745cm" svg:x="12.554cm" svg:y="9.792cm">
            <text:p text:style-name="P2"><text:span text:style-name="T1">×</text:span>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4" draw:text-style-name="P3" xml:id="id10" draw:id="id10" draw:layer="layout" svg:width="0.822cm" svg:height="0.745cm" svg:x="13.767cm" svg:y="10.935cm">
            <text:p text:style-name="P2">2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5" draw:text-style-name="P3" xml:id="id11" draw:id="id11" draw:layer="layout" svg:width="0.822cm" svg:height="0.745cm" svg:x="11.26cm" svg:y="10.892cm">
            <text:p text:style-name="P2">8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6" draw:text-style-name="P3" draw:layer="layout" draw:type="line" svg:x1="13.257cm" svg:y1="10.428cm" svg:x2="13.888cm" svg:y2="11.044cm" draw:start-shape="id9" draw:start-glue-point="7" draw:end-shape="id10" draw:end-glue-point="11" svg:d="m13257 10428 631 616" svg:viewBox="0 0 632 617">
            <text:p/>
          </draw:connector>
          <draw:connector draw:style-name="gr7" draw:text-style-name="P3" draw:layer="layout" draw:type="line" svg:x1="12.675cm" svg:y1="10.428cm" svg:x2="11.963cm" svg:y2="11.001cm" draw:start-shape="id9" draw:start-glue-point="9" draw:end-shape="id11" draw:end-glue-point="5" svg:d="m12675 10428-712 573" svg:viewBox="0 0 713 574">
            <text:p/>
          </draw:connector>
          <draw:custom-shape draw:style-name="gr8" draw:text-style-name="P3" xml:id="id12" draw:id="id12" draw:layer="layout" svg:width="0.822cm" svg:height="0.745cm" svg:x="11.341cm" svg:y="8.62cm">
            <text:p text:style-name="P2">+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9" draw:text-style-name="P3" xml:id="id13" draw:id="id13" draw:layer="layout" svg:width="0.822cm" svg:height="0.745cm" svg:x="10.047cm" svg:y="9.72cm">
            <text:p text:style-name="P2">1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10" draw:text-style-name="P3" draw:layer="layout" draw:type="line" svg:x1="12.044cm" svg:y1="9.256cm" svg:x2="12.675cm" svg:y2="9.901cm" draw:start-shape="id12" draw:start-glue-point="7" draw:end-shape="id9" draw:end-glue-point="11" svg:d="m12044 9256 631 645" svg:viewBox="0 0 632 646">
            <text:p/>
          </draw:connector>
          <draw:connector draw:style-name="gr11" draw:text-style-name="P3" draw:layer="layout" draw:type="line" svg:x1="11.462cm" svg:y1="9.256cm" svg:x2="10.75cm" svg:y2="9.829cm" draw:start-shape="id12" draw:start-glue-point="9" draw:end-shape="id13" draw:end-glue-point="5" svg:d="m11462 9256-712 573" svg:viewBox="0 0 713 57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9T06:10:57</meta:creation-date>
    <dc:date>2013-01-29T06:27:55</dc:date>
    <meta:editing-duration>PT5M5S</meta:editing-duration>
    <meta:editing-cycles>2</meta:editing-cycles>
    <meta:generator>LibreOffice/3.6$MacOSX_x86 LibreOffice_project/58f22d5-270d05a-e2abed1-ea17a85-9b5702</meta:generator>
    <meta:document-statistic meta:object-count="24"/>
  </office:meta>
</office:document-meta>
</file>